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Liste_20_des_20_objets_20_par_20_version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dddddd" fo:border="0.06pt solid #000000"/>
    </style:style>
    <style:style style:name="ce4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des objets par ver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5"/>
          <table:table-cell table:style-name="ce12" office:value-type="string" calcext:value-type="string" table:number-columns-spanned="2" table:number-rows-spanned="1">
            <text:p>documentation faite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documentation en cour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12" office:value-type="string" calcext:value-type="string" table:number-columns-spanned="2" table:number-rows-spanned="1">
            <text:p>inclus dans la version</text:p>
          </table:table-cell>
          <table:covered-table-cell/>
          <table:table-cell table:number-columns-repeated="1020"/>
        </table:table-row>
        <table:table-row table:style-name="ro2">
          <table:table-cell/>
          <table:table-cell table:style-name="ce24"/>
          <table:table-cell table:style-name="ce12" office:value-type="string" calcext:value-type="string">
            <text:p>pas prévu pour v 1.0 (pour le moment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version</text:p>
          </table:table-cell>
          <table:table-cell table:style-name="ce14" office:value-type="string" calcext:value-type="string">
            <text:p>0.0.1</text:p>
          </table:table-cell>
          <table:table-cell table:style-name="ce14" office:value-type="string" calcext:value-type="string">
            <text:p>0.0.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objets</text:p>
          </table:table-cell>
          <table:table-cell table:style-name="ce9" office:value-type="string" calcext:value-type="string">
            <text:p>OOject</text:p>
          </table:table-cell>
          <table:table-cell table:style-name="ce1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1"/>
          <table:table-cell table:style-name="ce9" office:value-type="string" calcext:value-type="string">
            <text:p>OEObject</text:p>
          </table:table-cell>
          <table:table-cell table:style-name="ce35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 table:number-columns-spanned="1" table:number-rows-spanned="12">
            <text:p>objets contenant</text:p>
          </table:table-cell>
          <table:table-cell table:style-name="ce10" office:value-type="string" calcext:value-type="string">
            <text:p>OSContainer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8"/>
          <table:table-cell table:style-name="ce10" office:value-type="string" calcext:value-type="string">
            <text:p>OESContainer</text:p>
          </table:table-cell>
          <table:table-cell table:style-name="ce36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SDiv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SForm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SDialog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SHeader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SNav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SSection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SArticle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SAside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SFooter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20"/>
          <table:table-cell table:style-name="ce29" office:value-type="string" calcext:value-type="string">
            <text:p>OSWizard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table-cell table:style-name="ce18" office:value-type="string" calcext:value-type="string" table:number-columns-spanned="1" table:number-rows-spanned="23">
            <text:p>objets contenus</text:p>
          </table:table-cell>
          <table:table-cell table:style-name="ce10" office:value-type="string" calcext:value-type="string">
            <text:p>ODContained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8"/>
          <table:table-cell table:style-name="ce10" office:value-type="string" calcext:value-type="string">
            <text:p>OEDContained</text:p>
          </table:table-cell>
          <table:table-cell table:style-name="ce36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Anchor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Badg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Block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30" office:value-type="string" calcext:value-type="string">
            <text:p>ODBreadcrumbs</text:p>
          </table:table-cell>
          <table:table-cell table:style-name="ce36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Button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Checkbox</text:p>
          </table:table-cell>
          <table:table-cell table:style-name="ce6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Content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Dropzone</text:p>
          </table:table-cell>
          <table:table-cell table:style-name="ce24"/>
          <table:table-cell table:style-name="ce40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DatePicker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Image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Icon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Input</text:p>
          </table:table-cell>
          <table:table-cell table:style-name="ce1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Menu</text:p>
          </table:table-cell>
          <table:table-cell table:style-name="ce14"/>
          <table:table-cell table:style-name="ce6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Notification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Radio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Select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Span</text:p>
          </table:table-cell>
          <table:table-cell table:style-name="ce24"/>
          <table:table-cell table:style-name="ce40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11" office:value-type="string" calcext:value-type="string">
            <text:p>ODTable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Textarea</text:p>
          </table:table-cell>
          <table:table-cell table:style-name="ce24"/>
          <table:table-cell table:style-name="ce40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19"/>
          <table:table-cell table:style-name="ce29" office:value-type="string" calcext:value-type="string">
            <text:p>ODTreeview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2">
          <table:covered-table-cell table:style-name="ce20"/>
          <table:table-cell table:style-name="ce29" office:value-type="string" calcext:value-type="string">
            <text:p>ODVideo</text:p>
          </table:table-cell>
          <table:table-cell table:style-name="ce24"/>
          <table:table-cell table:style-name="ce39"/>
          <table:table-cell table:number-columns-repeated="1020"/>
        </table:table-row>
        <table:table-row table:style-name="ro1" table:number-rows-repeated="989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7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7">00/00/0000</text:date>, <text:time style:data-style-name="N2" text:time-value="19:51:03.038365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_20_des_20_objets_20_par_20_version" style:display-name="PageStyle_Liste des objets par 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17T20:54:11.666682209</dc:date>
    <meta:editing-duration>PT44M41S</meta:editing-duration>
    <meta:editing-cycles>8</meta:editing-cycles>
    <meta:document-statistic meta:table-count="1" meta:cell-count="71" meta:object-count="0"/>
  </office:meta>
</office:document-meta>
</file>